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Pul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PULSATILL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MIND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VEIN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MUCOUS MEMBRANES</text:p>
          </table:table-cell>
          <table:table-cell table:style-name="Tabelle1.A2" office:value-type="string">
            <text:p text:style-name="SK-MM-L2"><text:span text:style-name="Strong_20_Emphasis">TONGUE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STOMACH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BOWEL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FEMALE AND GENITO-URINARY ORGAN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Respiratio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One side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Right hear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WARMTH</text:p>
          </table:table-cell>
          <table:table-cell table:style-name="Tabelle1.A2" office:value-type="string">
            <text:p text:style-name="SK-MM-L2"><text:span text:style-name="Strong_20_Emphasis">AIR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ROOM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Clothe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BED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Getting feet we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SUPPRESSION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EVENING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RES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BEGINNING MOTIO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LYING</text:span>one side (L)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><text:span text:style-name="Strong_20_Emphasis">RICH FOOD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Long after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Strong_20_Emphasis">FAT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Ice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Egg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PUBERTY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Strong_20_Emphasis">PREGNANCY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Before mens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Ir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Quinin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ext:soft-page-break/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COLD; FRESH<text:span text:style-name="Strong_20_Emphasis">OPEN AIR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Uncover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<text:span text:style-name="Strong_20_Emphasis">ERECT POSTURE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Gentle 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Continued 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<text:span text:style-name="Emphasis">After a good cry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CHANGEFUL. </text:span></text:p>
      <text:p text:style-name="Primary"><text:span text:style-name="Strong_20_Emphasis">SHIFTING SYMPTOMS; </text:span><text:span text:style-name="Emphasis">rising to a certain pitch, then suddenly ceasing; going to part lain on; </text:span>unilateral. </text:p>
      <text:p text:style-name="Primary"><text:span text:style-name="Strong_20_Emphasis">THIRSTLESS, SHORT OF BREATH AND CHILLY; </text:span>with digestive or menstrual disorders. </text:p>
      <text:p text:style-name="Primary"><text:span text:style-name="Strong_20_Emphasis">SUPPRESSIONS; </text:span>otorrhœa, menses, lochia, <text:span text:style-name="Emphasis">milk, </text:span>etc. </text:p>
      <text:p text:style-name="Primary">Metastases. </text:p>
      <text:p text:style-name="Primary">Alternations. </text:p>
      <text:p text:style-name="Primary">Phlegmasia. </text:p>
      <text:p text:style-name="Primary">Venosity. </text:p>
      <text:p text:style-name="Primary">Hæmorrhage; passive; vicarious. </text:p>
      <text:p text:style-name="Primary">Anæmia. </text:p>
      <text:p text:style-name="Primary"><text:span text:style-name="Strong_20_Emphasis">PROFUSE, BLAND, THICK, </text:span>YELLOW-GREEN DISCHARGES; bitter mucus. </text:p>
      <text:p text:style-name="Primary">Jerking, tearing or ulcerative pain. </text:p>
      <text:p text:style-name="Primary"><text:span text:style-name="Emphasis">Numbness; part lain on; </text:span>hands, feet, etc. </text:p>
      <text:p text:style-name="Primary">Pale, chilly blondes. </text:p>
      <text:p text:style-name="Primary"/>
      <text:p text:style-name="Secondary"><text:span text:style-name="Strong_20_Emphasis">MILD, TIMID, EMOTIONAL. </text:span></text:p>
      <text:p text:style-name="Secondary"><text:span text:style-name="Strong_20_Emphasis">WEEPY. </text:span></text:p>
      <text:p text:style-name="Secondary">Discouraged. </text:p>
      <text:p text:style-name="Secondary">Whining. </text:p>
      <text:p text:style-name="Secondary">Easily offended. </text:p>
      <text:p text:style-name="Secondary">Craves sympathy. </text:p>
      <text:p text:style-name="Secondary"><text:span text:style-name="Emphasis">Can't lie with head low. </text:span></text:p>
      <text:p text:style-name="Secondary">Headache start in vertex. </text:p>
      <text:p text:style-name="Secondary">Occipital ache, &lt; coughing. </text:p>
      <text:p text:style-name="Secondary">Profuse sweat on scalp. </text:p>
      <text:p text:style-name="Secondary"><text:span text:style-name="Emphasis">Eyes; </text:span>fill with tears (acrid) or seem covered; &lt; wind; sticky lids; colds affect the; ophthalmia, gonorrhœal. </text:p>
      <text:p text:style-name="Secondary">Blepharitis. </text:p>
      <text:p text:style-name="Secondary">Styes. </text:p>
      <text:p text:style-name="Secondary">Blind attacks; &lt; menses. </text:p>
      <text:p text:style-name="Secondary">Nightly earache. </text:p>
      <text:p text:style-name="Secondary">Foul discharge or bad odor before nose. </text:p>
      <text:p text:style-name="Secondary">Coryza; stopped on lying or in room. </text:p>
      <text:p text:style-name="Secondary">Anosmia. </text:p>
      <text:p text:style-name="Secondary">Pale face. </text:p>
      <text:p text:style-name="Secondary">Peeling cracked lips. </text:p>
      <text:p text:style-name="Secondary">Licks lips. </text:p>
      <text:p text:style-name="Secondary"><text:span text:style-name="Emphasis">Crack in center of lower lip. </text:span></text:p>
      <text:p text:style-name="Secondary"><text:soft-page-break/><text:span text:style-name="Emphasis">Bad breath. </text:span></text:p>
      <text:p text:style-name="Secondary">Drawing toothache, &gt; cold. </text:p>
      <text:p text:style-name="Secondary"><text:span text:style-name="Emphasis">Taste bad; in A.M.; </text:span>bloody; greasy. </text:p>
      <text:p text:style-name="Secondary">Slimy mouth or dry, without thirst. </text:p>
      <text:p text:style-name="Secondary">Tongue feels scalded. </text:p>
      <text:p text:style-name="Secondary">Alternate sides of throat or neck. </text:p>
      <text:p text:style-name="Secondary">Food leaves an after-taste or lodges in throat. </text:p>
      <text:p text:style-name="Secondary">Averse to water or fats. </text:p>
      <text:p text:style-name="Secondary">Craves acids or what disagrees. </text:p>
      <text:p text:style-name="Secondary">Sudden loathing, &lt; eating. </text:p>
      <text:p text:style-name="Secondary">Heart-burn. </text:p>
      <text:p text:style-name="Secondary">Nausea. </text:p>
      <text:p text:style-name="Secondary">Epigastrium; cutting; pulsation. </text:p>
      <text:p text:style-name="Secondary"><text:span text:style-name="Strong_20_Emphasis">HEAVY OR DERANGED STOMACH. </text:span></text:p>
      <text:p text:style-name="Secondary">Abdomen; as of a heavy stone; aching; numb; pains into groins. </text:p>
      <text:p text:style-name="Secondary"><text:span text:style-name="Emphasis">Stools; </text:span>changeable; green mucus, &lt; after midnight; bilious. </text:p>
      <text:p text:style-name="Secondary">Piles, &lt; lying. </text:p>
      <text:p text:style-name="Secondary"><text:span text:style-name="Emphasis">Urination; </text:span>involuntary on lying; followed by blood. </text:p>
      <text:p text:style-name="Secondary">Heavy pressure on or cramp in bladder. </text:p>
      <text:p text:style-name="Secondary">Sensation as of a stone rolling in bladder. </text:p>
      <text:p text:style-name="Secondary">Nocturnal enuresis. </text:p>
      <text:p text:style-name="Secondary">Burning down l. </text:p>
      <text:p text:style-name="Secondary">spermatic cord. </text:p>
      <text:p text:style-name="Secondary">Enlarged prostate. </text:p>
      <text:p text:style-name="Secondary">Orchitis; gonorrhœal. </text:p>
      <text:p text:style-name="Secondary">Bloody emissions. </text:p>
      <text:p text:style-name="Secondary"><text:span text:style-name="Emphasis">Feels like menstruating. </text:span></text:p>
      <text:p text:style-name="Secondary"><text:span text:style-name="Strong_20_Emphasis">MENSES DARK; LATE, </text:span>at puberty; <text:span text:style-name="Strong_20_Emphasis">SCANTY, </text:span>&lt; bathing; <text:span text:style-name="Emphasis">irregular; </text:span>vicarious. <text:span text:style-name="Emphasis">absent. </text:span></text:p>
      <text:p text:style-name="Secondary">Dysmenorrhœa. </text:p>
      <text:p text:style-name="Secondary">Weak labor pains. </text:p>
      <text:p text:style-name="Secondary">Bearing down, &lt; lying. </text:p>
      <text:p text:style-name="Secondary">After pains. </text:p>
      <text:p text:style-name="Secondary">Retained placenta. </text:p>
      <text:p text:style-name="Secondary">Leucorrhœa; milky; acrid) </text:p>
      <text:p text:style-name="Secondary"><text:span text:style-name="Strong_20_Emphasis">AIR HUNGER; </text:span>&lt; lying on l. </text:p>
      <text:p text:style-name="Secondary">sides as if from abdomen; if heated. </text:p>
      <text:p text:style-name="Secondary">Loose morning, then dry evening cough; from tickling in epigastrium; <text:span text:style-name="Emphasis">must sit up. </text:span></text:p>
      <text:p text:style-name="Secondary"><text:span text:style-name="Emphasis">Expectoration thick; </text:span>purulent (Cetrar.), slimy, sweet, salt, etc. </text:p>
      <text:p text:style-name="Secondary">Asthma from suppressions. </text:p>
      <text:p text:style-name="Secondary">Cough; dry hacking; expectorates bitter or salty as it loosens up. </text:p>
      <text:p text:style-name="Secondary">Chest oppressed; as by a load. </text:p>
      <text:p text:style-name="Secondary">Sore stitch beneath clavicles. </text:p>
      <text:p text:style-name="Secondary">Palpitation. </text:p>
      <text:p text:style-name="Secondary">Mammæ; milk in virgin; sore, aching lump (r); <text:span text:style-name="Emphasis">scanty milk. </text:span></text:p>
      <text:p text:style-name="Secondary"><text:span text:style-name="Emphasis">Swelled joints; </text:span>backs of feet. </text:p>
      <text:p text:style-name="Secondary">Numb elbows. </text:p>
      <text:p text:style-name="Secondary">Lower limbs; pains down, alternate sides; heavy legs. </text:p>
      <text:p text:style-name="Secondary">Sticking in tibia, &lt; lying. &gt; cool air and motion. </text:p>
      <text:p text:style-name="Secondary">Acute periostitis. </text:p>
      <text:p text:style-name="Secondary">Cold sweat on legs. </text:p>
      <text:p text:style-name="Secondary">Foul foot-sweat. </text:p>
      <text:p text:style-name="Secondary">Swelled glands. </text:p>
      <text:p text:style-name="Secondary"><text:soft-page-break/><text:span text:style-name="Emphasis">Veins full; varicose; </text:span>painful. </text:p>
      <text:p text:style-name="Secondary">Ulcers, with hard, glistening areolæ; <text:span text:style-name="Emphasis">varicose; </text:span></text:p>
      <text:p text:style-name="Secondary">Skin itches on being heated. </text:p>
      <text:p text:style-name="Secondary">Measles. </text:p>
      <text:p text:style-name="Secondary">Day sleepiness. </text:p>
      <text:p text:style-name="Secondary">Lies with hands over head. </text:p>
      <text:p text:style-name="Secondary">Disturbed dreams. </text:p>
      <text:p text:style-name="Secondary">Awakes confused or tired. </text:p>
      <text:p text:style-name="Secondary"><text:span text:style-name="Emphasis">Chilly, yet averse to heat; </text:span><text:span text:style-name="Strong_20_Emphasis">IN A WARM ROOM; </text:span>with the pain; on lying down at night. </text:p>
      <text:p text:style-name="Secondary">One hand cold. </text:p>
      <text:p text:style-name="Secondary">Partial sweat. </text:p>
      <text:p text:style-name="SK-MM-Remedy-Reference">RANA BUFO (Bufo)</text:p>
      <text:p text:style-name="Standard"/>
      <text:p text:style-name="SK-MM-Rem-Short">Pyro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PYROGENI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BLOO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Hear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Circulat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Muscl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Cold dam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otion</text:p>
          </table:table-cell>
          <table:table-cell table:style-name="Table1.A2" office:value-type="string">
            <text:p text:style-name="SK-MM-L2">Constant change of position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Hard rocking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Hea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Hot bath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Pressur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Aching, </text:span><text:span text:style-name="Strong_20_Emphasis">BRUISED, </text:span>SORE and prostrate; yet restless. </text:p>
      <text:p text:style-name="Primary">Bed seems hard. </text:p>
      <text:p text:style-name="Primary">Bone pains. </text:p>
      <text:p text:style-name="Primary"><text:span text:style-name="Emphasis">Foul, </text:span>taste, <text:span text:style-name="Emphasis">secretions, </text:span>odor of body, etc. </text:p>
      <text:p text:style-name="Primary"><text:span text:style-name="Emphasis">Rosy, </text:span>red streaks. </text:p>
      <text:p text:style-name="Primary">Decomposition or sepsis. </text:p>
      <text:p text:style-name="Primary"/>
      <text:p text:style-name="Secondary">Rapid ideation. </text:p>
      <text:p text:style-name="Secondary"><text:span text:style-name="Emphasis">Loquacious. </text:span></text:p>
      <text:p text:style-name="Secondary"><text:span text:style-name="Emphasis">Excited. </text:span></text:p>
      <text:p text:style-name="Secondary">Feels as if he covered the whole bed. </text:p>
      <text:p text:style-name="Secondary">Anxious and sensitive. </text:p>
      <text:p text:style-name="Secondary">Confused. </text:p>
      <text:p text:style-name="Secondary">Sense of duality. </text:p>
      <text:p text:style-name="Secondary">Hallucinations. </text:p>
      <text:p text:style-name="Secondary">Violent, throbbing headache. </text:p>
      <text:p text:style-name="Secondary">Pains are &gt; during hot stage. </text:p>
      <text:p text:style-name="Secondary"><text:soft-page-break/>Throbbings, &lt; neck (Bell. </text:p>
      <text:p text:style-name="Secondary">Spi.). </text:p>
      <text:p text:style-name="Secondary">Sudden pulsation, with fever and intense restlessness. </text:p>
      <text:p text:style-name="Secondary">Rolls head side to side. </text:p>
      <text:p text:style-name="Secondary">Throbbing headache, &gt; tight band. </text:p>
      <text:p text:style-name="Secondary">Sensation as of a cap on the head. </text:p>
      <text:p text:style-name="Secondary">Disgust at his own body odor. </text:p>
      <text:p text:style-name="Secondary">Fiery red, smooth tongue. </text:p>
      <text:p text:style-name="Secondary">Sweet taste. </text:p>
      <text:p text:style-name="Secondary">Nausea, &gt; very hot drinks. </text:p>
      <text:p text:style-name="Secondary">Adhesive urinary sediment. </text:p>
      <text:p text:style-name="Secondary">Purring at heart. </text:p>
      <text:p text:style-name="Secondary">Feels heart; as if tired, big or full. </text:p>
      <text:p text:style-name="Secondary"><text:span text:style-name="Strong_20_Emphasis">PULSE QUICK, </text:span>OUT OF ALL PROPORTION TO TEMPERATURE (Lil-t. </text:p>
      <text:p text:style-name="Secondary">Thyr.) or the reverse. </text:p>
      <text:p text:style-name="Secondary">Quickly oscillating temperature. </text:p>
      <text:p text:style-name="Secondary">The nails threaten to fly off. </text:p>
      <text:p text:style-name="Secondary">Chilly, wants to breathe heat of fire. </text:p>
      <text:p text:style-name="Secondary">Chills start between scapulæ; felt in bones; with sweat; at night. </text:p>
      <text:p text:style-name="Secondary">Fever, at menses. </text:p>
      <text:p text:style-name="Secondary">Puerperal sepsis. </text:p>
      <text:p text:style-name="Secondary">Slowly advancing hectic. </text:p>
      <text:p text:style-name="Secondary">Sweat, without relief; cold. </text:p>
      <text:p text:style-name="Secondary">Wants to inhale heat of fire. </text:p>
      <text:p text:style-name="SK-MM-Remedy-Reference">RANA BUFO (Bufo)</text:p>
      <text:p text:style-name="Standard"/>
      <text:p text:style-name="SK-MM-Rem-Short">Radm-b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RADIUM BROMAT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Sk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Nerv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ymphoid tissu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Bon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Emphasis">Muscles and joints</text:span></text:p>
          </table:table-cell>
          <table:table-cell table:style-name="Table2.A2" office:value-type="string">
            <text:p text:style-name="SK-MM-L2">Lumbo-sacral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Great toe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hifting sid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Emphasis">Mo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Shav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Wash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Open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Hot bath (Rhus-v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Ea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Cold drink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Continued 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Dry, </text:span>burning heat as if afire; craves cool air. </text:p>
      <text:p text:style-name="Primary">Sudden shifting or electric pains; must lie down. </text:p>
      <text:p text:style-name="Primary"><text:span text:style-name="Emphasis">Dull, </text:span>hard ache; deep in joints. </text:p>
      <text:p text:style-name="Primary"><text:span text:style-name="Emphasis">Constriction, </text:span>chest, heart, etc.; with air hunger. </text:p>
      <text:p text:style-name="Primary">Numbness, &lt; stretching part. </text:p>
      <text:p text:style-name="Primary">Rheumatism. </text:p>
      <text:p text:style-name="Primary">Gout. </text:p>
      <text:p text:style-name="Primary">Weak muscles. </text:p>
      <text:p text:style-name="Primary">Necrotic changes. </text:p>
      <text:p text:style-name="Primary"/>
      <text:p text:style-name="Secondary">Pain over eyes (l), backward. </text:p>
      <text:p text:style-name="Secondary">Red, smarting eyes, &lt; reading. </text:p>
      <text:p text:style-name="Secondary">Rushing in ears, &gt; lying on face. </text:p>
      <text:p text:style-name="Secondary">Raw throat. </text:p>
      <text:p text:style-name="Secondary">Craves pork. </text:p>
      <text:p text:style-name="Secondary">Averse to sweets. </text:p>
      <text:p text:style-name="Secondary">Abdominal, alternating with ear or chest pains. </text:p>
      <text:p text:style-name="Secondary">Sore, prolapsed rectum. </text:p>
      <text:p text:style-name="Secondary">Dysuria, then erections. </text:p>
      <text:p text:style-name="Secondary">Itching genitals. </text:p>
      <text:p text:style-name="Secondary">Cough, &lt; smoking; &gt; open air and exertion. </text:p>
      <text:p text:style-name="Secondary">Tightness at heart. </text:p>
      <text:p text:style-name="Secondary">Weak between scapulæ. </text:p>
      <text:p text:style-name="Secondary">Ascending lumbar pain. </text:p>
      <text:p text:style-name="Secondary"><text:span text:style-name="Emphasis">Irritable, thick, </text:span>burning <text:span text:style-name="Emphasis">itching skin; </text:span>moist if scratched; &lt; face and genitals. </text:p>
      <text:p text:style-name="Secondary">Branny scales. </text:p>
      <text:p text:style-name="Secondary">Scabby; on ears. </text:p>
      <text:p text:style-name="Secondary">Eczema. </text:p>
      <text:p text:style-name="Secondary">Psoriasis. </text:p>
      <text:p text:style-name="Secondary">Scleroderma. </text:p>
      <text:p text:style-name="Secondary">Callosities. </text:p>
      <text:p text:style-name="Secondary">Vivid dreams; of fire; awakes panting, with pounding of heart; seeming true. </text:p>
      <text:p text:style-name="Secondary">Rheumatism of hands. </text:p>
      <text:p text:style-name="SK-MM-Remedy-Reference">RANA BUFO (Bufo)</text:p>
      <text:p text:style-name="Standard"/>
      <text:p text:style-name="SK-MM-Rem-Short">Ran-b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RANUNCULUS BULBOSUS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NERV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Muscl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Ey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Serous surfac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THORAX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SKI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Fingers and to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eft sid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AIR</text:p>
          </table:table-cell>
          <table:table-cell table:style-name="Table3.A2" office:value-type="string">
            <text:p text:style-name="SK-MM-L2"><text:span text:style-name="Emphasis">Damp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Cold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Ope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Draft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hanging</text:p>
          </table:table-cell>
          <table:table-cell table:style-name="Table3.A2" office:value-type="string">
            <text:p text:style-name="SK-MM-L2">Weather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Temperature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Positio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Alcohol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Even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otion</text:p>
          </table:table-cell>
          <table:table-cell table:style-name="Table3.A2" office:value-type="string">
            <text:p text:style-name="SK-MM-L2"><text:span text:style-name="Emphasis">of arm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Breath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Tou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PAINS; </text:span><text:span text:style-name="Emphasis">stitching; </text:span>stabbing; <text:span text:style-name="Emphasis">shooting; </text:span>extort tears; with shuddering; can't rest. </text:p>
      <text:p text:style-name="Primary">Burning, biting, bruised soreness or as of deep ulceration. </text:p>
      <text:p text:style-name="Primary">Sore spots. </text:p>
      <text:p text:style-name="Primary">Neuralgia. </text:p>
      <text:p text:style-name="Primary">Trembling. </text:p>
      <text:p text:style-name="Primary">Distended feeling. </text:p>
      <text:p text:style-name="Primary"/>
      <text:p text:style-name="Secondary">Quarrelsome. </text:p>
      <text:p text:style-name="Secondary">Smarting eyes. </text:p>
      <text:p text:style-name="Secondary">Tic (r), to ear (Pul.). </text:p>
      <text:p text:style-name="Secondary">Crawling on palate; wants to scratch it. </text:p>
      <text:p text:style-name="Secondary">Increased saliva. </text:p>
      <text:p text:style-name="Secondary">Scraping-burning down throat. </text:p>
      <text:p text:style-name="Secondary">Bruised hypochondria. </text:p>
      <text:p text:style-name="Secondary">Tender abdomen. </text:p>
      <text:p text:style-name="Secondary">Pinching colic; alternates with chest pains. </text:p>
      <text:p text:style-name="Secondary">Anxious, oppressed breathing. </text:p>
      <text:p text:style-name="Secondary"><text:span text:style-name="Strong_20_Emphasis">SHARP, CUTTING, STITCHING CHEST PAINS; </text:span>bilateral. </text:p>
      <text:p text:style-name="Secondary">Chest is sensitive to air. </text:p>
      <text:p text:style-name="Secondary">Pleurodynia. </text:p>
      <text:p text:style-name="Secondary">Pleurisy. </text:p>
      <text:p text:style-name="Secondary">Pain along inner edge of scapulæ, (l). </text:p>
      <text:p text:style-name="Secondary">Itching palms. </text:p>
      <text:p text:style-name="Secondary"><text:span text:style-name="Strong_20_Emphasis">BLUISH VESICLES. </text:span></text:p>
      <text:p text:style-name="Secondary">Shingles. </text:p>
      <text:p text:style-name="Secondary">Pemphigus. </text:p>
      <text:p text:style-name="Secondary"><text:soft-page-break/>Corrosive ichor. </text:p>
      <text:p text:style-name="Secondary">Horny scabs. </text:p>
      <text:p text:style-name="Secondary">Herpes. </text:p>
      <text:p text:style-name="Secondary">Chilliness. </text:p>
      <text:p text:style-name="SK-MM-Remedy-Reference"/>
      <text:p text:style-name="Standard"/>
      <text:p text:style-name="SK-MM-Rem-Short">Ran-s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RANUNCULUS SCELERATU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CHEST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SKI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Emphasis">Vertex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Right sid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Evening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Mo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Deep breath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After midnigh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Acridity, rawness or burning-smarting. </text:p>
      <text:p text:style-name="Primary"><text:span text:style-name="Emphasis">Eating, </text:span>gnawing or boring pains; causing faintness, or short breath. </text:p>
      <text:p text:style-name="Primary"/>
      <text:p text:style-name="Secondary">Sneezing coryza, with burning urine. </text:p>
      <text:p text:style-name="Secondary">Blunt teeth. </text:p>
      <text:p text:style-name="Secondary">Mapped tongue. </text:p>
      <text:p text:style-name="Secondary">Nausea after 12 P.M. </text:p>
      <text:p text:style-name="Secondary">Stitches in chest muscles; it is sensitive externally. </text:p>
      <text:p text:style-name="Secondary">As of a plug forced between ribs, under navel, in heart, etc. </text:p>
      <text:p text:style-name="Secondary">Gout of small joints. </text:p>
      <text:p text:style-name="Secondary">Gnawing in knees. </text:p>
      <text:p text:style-name="Secondary">Yellow vesicles. </text:p>
      <text:p text:style-name="Secondary"><text:span text:style-name="Emphasis">Bullæ; </text:span>with acrid contents. </text:p>
      <text:p text:style-name="Secondary">Pemphigus. </text:p>
      <text:p text:style-name="SK-MM-Remedy-Reference"/>
      <text:p text:style-name="Standard"/>
      <text:p text:style-name="SK-MM-Rem-Short">Raph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RAPHANUS SATIVUS NIGER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Rectum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Anu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Nippl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Teet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Nigh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Anxiet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Hea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xer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Touc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Cool bath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Walking in 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/>
      <text:p text:style-name="Standard"/>
      <text:p text:style-name="SK-MM-Rem-Short">Rat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RATANHI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Emphasis">Rectum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Anu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Nippl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Teeth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Nigh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nxiet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Hea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Exer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ou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Cool bath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Walking in open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Pains here and there. </text:p>
      <text:p text:style-name="Primary"><text:span text:style-name="Emphasis">Hæmorrhage. </text:span></text:p>
      <text:p text:style-name="Primary">Sense of constriction. </text:p>
      <text:p text:style-name="Primary"><text:span text:style-name="Emphasis">Fissure. </text:span></text:p>
      <text:p text:style-name="Primary">Dark, thin, scrawny and irritable. </text:p>
      <text:p text:style-name="Primary"/>
      <text:p text:style-name="Secondary">As if brain would fall out of forehead. </text:p>
      <text:p text:style-name="Secondary">Bursting headache when straining at stool. </text:p>
      <text:p text:style-name="Secondary">As if cool air came from teeth. </text:p>
      <text:p text:style-name="Secondary">Nightly toothache, &lt; lying; must walk about. </text:p>
      <text:p text:style-name="Secondary">Griping in stomach, &gt; eructations. </text:p>
      <text:p text:style-name="Secondary">Violent, painful hiccough. </text:p>
      <text:p text:style-name="Secondary"><text:soft-page-break/>Sharp cutting, in stomach, <text:span text:style-name="Emphasis">rectum, </text:span>etc. </text:p>
      <text:p text:style-name="Secondary">Constriction or as of sharp splinters (of glass) in rectum; stool is forced out with great straining and followed by prolonged aching-burning, &gt; hot water. </text:p>
      <text:p text:style-name="Secondary">Dry or itching anus. </text:p>
      <text:p text:style-name="Secondary">Ascarides. </text:p>
      <text:p text:style-name="Secondary">Fissure ani. </text:p>
      <text:p text:style-name="Secondary">Cracked nipples. </text:p>
      <text:p text:style-name="SK-MM-Remedy-Reference"/>
      <text:p text:style-name="Standard"/>
      <text:p text:style-name="SK-MM-Rem-Short">Rhe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RHEUM OFFICINALE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Muscles of</text:p>
          </table:table-cell>
          <table:table-cell table:style-name="Table7.A2" office:value-type="string">
            <text:p text:style-name="SK-MM-L2">Bile duct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Duodenum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Intestine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iv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Emphasis">Denti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at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umme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Nursing wome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Warmth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Wrapping up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our, impatient, </text:span>colicky children, who are always screaming and crying. </text:p>
      <text:p text:style-name="Primary">Sour taste, vomitus, <text:span text:style-name="Emphasis">stools, </text:span>sweat, etc. </text:p>
      <text:p text:style-name="Primary"/>
      <text:p text:style-name="Secondary">Offensive mucus in mouth, after sleep. </text:p>
      <text:p text:style-name="Secondary">Difficult teething. </text:p>
      <text:p text:style-name="Secondary">Loathing after first bite. </text:p>
      <text:p text:style-name="Secondary">Colic with cries; &gt; doubling up, &lt; uncovering any part; then pappy, <text:span text:style-name="Emphasis">sour, brown, green, fermented, </text:span>slimy or acrid stools; with shivering; &lt; eating unripe fruit; &lt; evening. </text:p>
      <text:p text:style-name="Secondary">Burning in bladder. </text:p>
      <text:p text:style-name="Secondary">Sleep, restless; with whining, cries and twitching of face, fingers, etc. </text:p>
      <text:p text:style-name="Secondary"><text:span text:style-name="Emphasis">Sopping, </text:span>wet hair. </text:p>
      <text:p text:style-name="Secondary">Sweat on scalp, about nose, mouth or on upper lip. </text:p>
      <text:p text:style-name="SK-MM-Remedy-Reference"/>
      <text:p text:style-name="Standard"/>
      <text:p text:style-name="SK-MM-Rem-Short">Rhod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RHODODENDRON CHRYSANTH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FIBROUS TISSUES</text:p>
          </table:table-cell>
          <table:table-cell table:style-name="Table8.A2" office:value-type="string">
            <text:p text:style-name="SK-MM-L2">Forearm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Lower leg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Small joint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Bon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Genital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Nerv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Vascular syste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ingle part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Weather</text:p>
          </table:table-cell>
          <table:table-cell table:style-name="Table8.A2" office:value-type="string">
            <text:p text:style-name="SK-MM-L2"><text:span text:style-name="Strong_20_Emphasis">BEFORE STORM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Rough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Windy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Cold damp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Changing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Cloudy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Nigh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idsumme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Win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Res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Hea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In su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Motion (at once)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Wrapping hea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Gouty-rheumatic subjects. </text:p>
      <text:p text:style-name="Primary"><text:span text:style-name="Strong_20_Emphasis">SENSITIVE TO WINDY OR STORMY, WET WEATHER. </text:span></text:p>
      <text:p text:style-name="Primary">Sensitive to windy weather, even if he is in house. </text:p>
      <text:p text:style-name="Primary"><text:span text:style-name="Emphasis">Tearing, zigzag, </text:span>boring, rapidly changing, descending, paralytic pains. </text:p>
      <text:p text:style-name="Primary"/>
      <text:p text:style-name="Secondary">Confused and stupid; forgets his subject (Bar-c.). </text:p>
      <text:p text:style-name="Secondary">Headache, &lt; early in bed, &gt; eating. </text:p>
      <text:p text:style-name="Secondary">Throbbing in r. </text:p>
      <text:p text:style-name="Secondary">head. </text:p>
      <text:p text:style-name="Secondary">Deafness long after rising. </text:p>
      <text:p text:style-name="Secondary">Nostrils obstructed alternately. </text:p>
      <text:p text:style-name="Secondary"><text:span text:style-name="Emphasis">Tearing, </text:span>jerking faceache or toothache; &gt; food or warmth. </text:p>
      <text:p text:style-name="Secondary">Cool drinks lie heavy. </text:p>
      <text:p text:style-name="Secondary">Colic at navel. </text:p>
      <text:p text:style-name="Secondary">Pain from rectum to genitals. </text:p>
      <text:p text:style-name="Secondary">Diarrhœa, &lt; fruit. </text:p>
      <text:p text:style-name="Secondary">Profuse, foul, urine. </text:p>
      <text:p text:style-name="Secondary"><text:soft-page-break/>Drawing from spermatic cord into abdomen and thighs. </text:p>
      <text:p text:style-name="Secondary">Testes and glans feel crushed. </text:p>
      <text:p text:style-name="Secondary">Testes hard; pain alternately. </text:p>
      <text:p text:style-name="Secondary">Orchitis. </text:p>
      <text:p text:style-name="Secondary">Itching, sweaty, wrinkled scrotum. </text:p>
      <text:p text:style-name="Secondary">Hydrocele (of boys). </text:p>
      <text:p text:style-name="Secondary">Menses with fever. </text:p>
      <text:p text:style-name="Secondary">Bruised, sprained feeling in chest and wrists. </text:p>
      <text:p text:style-name="Secondary">Strong heart-beat. </text:p>
      <text:p text:style-name="Secondary">As of a weight hanging to feet. </text:p>
      <text:p text:style-name="Secondary">Wants to cross legs. </text:p>
      <text:p text:style-name="Secondary"><text:span text:style-name="Emphasis">Drawing </text:span>tearing in periosteum of long bones and under scalp. </text:p>
      <text:p text:style-name="Secondary">Rheumatism of hot weather (reverse-Rhus-t.). </text:p>
      <text:p text:style-name="Secondary">Formication; with sweat. </text:p>
      <text:p text:style-name="Secondary">Must cross legs to sleep. </text:p>
      <text:p text:style-name="SK-MM-Remedy-Reference"/>
      <text:p text:style-name="Standard"/>
      <text:p text:style-name="SK-MM-Rem-Short">Rhus-t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RHUS TOXICODENDRON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SKIN</text:p>
          </table:table-cell>
          <table:table-cell table:style-name="Table9.A2" office:value-type="string">
            <text:p text:style-name="SK-MM-L2"><text:span text:style-name="Emphasis">Face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calp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Genital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Blood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Emphasis">Tissues</text:span></text:p>
          </table:table-cell>
          <table:table-cell table:style-name="Table9.A2" office:value-type="string">
            <text:p text:style-name="SK-MM-L2"><text:span text:style-name="Emphasis">Cellular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Ligament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Fibrou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Joint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Mucous membran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GLANDS</text:p>
          </table:table-cell>
          <table:table-cell table:style-name="Table9.A2" office:value-type="string">
            <text:p text:style-name="SK-MM-L2"><text:span text:style-name="Emphasis">Pyer'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Paroti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NERVES</text:p>
          </table:table-cell>
          <table:table-cell table:style-name="Table9.A2" office:value-type="string">
            <text:p text:style-name="SK-MM-L2"><text:span text:style-name="Strong_20_Emphasis">CORD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Sciatic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Left side or left to righ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EXPOSURE TO</text:p>
          </table:table-cell>
          <table:table-cell table:style-name="Table9.A2" office:value-type="string">
            <text:p text:style-name="SK-MM-L2"><text:span text:style-name="Strong_20_Emphasis">WET</text:span>col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Air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WASHING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hill or draft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When hot or sweaty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Uncovering; handsetc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BEGINNING MO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RES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Before storm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SPRAIN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Overexer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AFTER MIDNIGH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Continued mo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HEAT</text:p>
          </table:table-cell>
          <table:table-cell table:style-name="Table9.A2" office:value-type="string">
            <text:p text:style-name="SK-MM-L2">Wrap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Bath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If heate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<text:span text:style-name="Emphasis">Rubbing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Nose-blee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Holding abdome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An infectious irritant, exciting TYPHOID, <text:span text:style-name="Strong_20_Emphasis">RHEUMATIC OR PARETIC EFFECTS. </text:span></text:p>
      <text:p text:style-name="Primary"><text:span text:style-name="Strong_20_Emphasis">NIGHTLY SHOOTING, STITCHING, TEARING PAINS; </text:span>CAN'T REST IN ANY POSITION. </text:p>
      <text:p text:style-name="Primary">Grippe. </text:p>
      <text:p text:style-name="Primary">Variola. </text:p>
      <text:p text:style-name="Primary"><text:span text:style-name="Emphasis">Sore, </text:span>bruised or STIFF. </text:p>
      <text:p text:style-name="Primary">Flesh feels beaten or torn loose. </text:p>
      <text:p text:style-name="Primary">Dislocative sensation. </text:p>
      <text:p text:style-name="Primary">Twitching muscles. </text:p>
      <text:p text:style-name="Primary"><text:span text:style-name="Emphasis">Crawling. </text:span></text:p>
      <text:p text:style-name="Primary">Numbness. </text:p>
      <text:p text:style-name="Primary">Trembling. </text:p>
      <text:p text:style-name="Primary"><text:span text:style-name="Emphasis">Burning, </text:span>swelling and lividity. </text:p>
      <text:p text:style-name="Primary">Cellulitis. </text:p>
      <text:p text:style-name="Primary"><text:span text:style-name="Emphasis">Acrid, </text:span>rusty-red, meat water or musty secretions; causing eruptions. </text:p>
      <text:p text:style-name="Primary">Scraping, gnawing or tearing loose in periosteum. </text:p>
      <text:p text:style-name="Primary"/>
      <text:p text:style-name="Secondary"><text:span text:style-name="Emphasis">Sad, anxious, </text:span>depressed or beclouded. </text:p>
      <text:p text:style-name="Secondary">Slow answers. </text:p>
      <text:p text:style-name="Secondary">Low delirium. </text:p>
      <text:p text:style-name="Secondary">Whirling vertigo; then headache. </text:p>
      <text:p text:style-name="Secondary">Shattering or loose feeling in brain; &lt; jar. </text:p>
      <text:p text:style-name="Secondary">Board-like pressure in forehead. </text:p>
      <text:p text:style-name="Secondary">Painfully stiff scalp, &gt; lying on it. </text:p>
      <text:p text:style-name="Secondary">Pain behind eyes; &lt; motion. </text:p>
      <text:p text:style-name="Secondary"><text:soft-page-break/><text:span text:style-name="Emphasis">Eyelids, </text:span>stiff adherent; dry; firmly closed. </text:p>
      <text:p text:style-name="Secondary">Profuse, hot, gushing tears. </text:p>
      <text:p text:style-name="Secondary">Photophobia. </text:p>
      <text:p text:style-name="Secondary">Vertical diplopia. </text:p>
      <text:p text:style-name="Secondary">Saccular conjunctivitis. </text:p>
      <text:p text:style-name="Secondary">Red, sensitive tip of nose; it drips water. </text:p>
      <text:p text:style-name="Secondary">Roseola. </text:p>
      <text:p text:style-name="Secondary">Nose-bleed; at night. </text:p>
      <text:p text:style-name="Secondary">Violent aching in bones of nose. </text:p>
      <text:p text:style-name="Secondary">Face-ache. </text:p>
      <text:p text:style-name="Secondary">Maxillæ crack; easily dislocated; pains in. </text:p>
      <text:p text:style-name="Secondary">Red spot on l. </text:p>
      <text:p text:style-name="Secondary">cheek. </text:p>
      <text:p text:style-name="Secondary"><text:span text:style-name="Emphasis">Swelled, </text:span>stiff face. </text:p>
      <text:p text:style-name="Secondary"><text:span text:style-name="Emphasis">Dry, </text:span>cracked, crusty lips; herpes on. </text:p>
      <text:p text:style-name="Secondary"><text:span text:style-name="Emphasis">Sordes. </text:span></text:p>
      <text:p text:style-name="Secondary">Bloody saliva runs during sleep. </text:p>
      <text:p text:style-name="Secondary">Teeth feel loose. </text:p>
      <text:p text:style-name="Secondary"><text:span text:style-name="Strong_20_Emphasis">TONGUE; RED TRIANGLE AT TIP; </text:span>coated diagonally or on one side only; dry red center; cracked, stiff sore. </text:p>
      <text:p text:style-name="Secondary">Coppery or straw-like taste. </text:p>
      <text:p text:style-name="Secondary">Red, puffy, itching fauces. </text:p>
      <text:p text:style-name="Secondary">As of chamois skin stuck on tonsils. </text:p>
      <text:p text:style-name="Secondary">Sorethroat (l) in A.M.; with swelled glands. </text:p>
      <text:p text:style-name="Secondary">Craves cold drinks, although they &lt; cough, <text:span text:style-name="Emphasis">chill, </text:span>etc. </text:p>
      <text:p text:style-name="Secondary">Vomits from coughing, lying on back, etc. <text:span text:style-name="Emphasis">fecal. </text:span></text:p>
      <text:p text:style-name="Secondary">Abdomen sore; swashing in; as of a lump in. </text:p>
      <text:p text:style-name="Secondary">Ileocæcal symptoms. </text:p>
      <text:p text:style-name="Secondary">Stools watery, frothy or bloody; foul; brick red; slimy; gelatinous; involuntary or with tenesmus, &lt; drinking. </text:p>
      <text:p text:style-name="Secondary">Piles, &lt; lifting. </text:p>
      <text:p text:style-name="Secondary"><text:span text:style-name="Emphasis">Genitals, œdema, </text:span>&lt; prepuce; <text:span text:style-name="Emphasis">itching swelled </text:span></text:p>
      <text:p text:style-name="Secondary">Nephritis. </text:p>
      <text:p text:style-name="Secondary">Metritis; septic. </text:p>
      <text:p text:style-name="Secondary">Chest pains on using arms. </text:p>
      <text:p text:style-name="Secondary"><text:span text:style-name="Emphasis">Dry, </text:span>hoarse, tearing tormenting cough, from tickling behind upper sternum; with bloody taste. </text:p>
      <text:p text:style-name="Secondary">Sudden hypostasis or œdema of lungs. </text:p>
      <text:p text:style-name="Secondary">Palpitation; &gt; motion. </text:p>
      <text:p text:style-name="Secondary">Heart; feels tired; hyper-trophy; pains going down l. </text:p>
      <text:p text:style-name="Secondary">arms </text:p>
      <text:p text:style-name="Secondary">Shingles. </text:p>
      <text:p text:style-name="Secondary">Stiff neck. </text:p>
      <text:p text:style-name="Secondary">Inter-scapular pain, &lt; swallowing. </text:p>
      <text:p text:style-name="Secondary">Contractive or breaking backache, &gt; hard pressure, walking about or bending backward. </text:p>
      <text:p text:style-name="Secondary">Lumbago. </text:p>
      <text:p text:style-name="Secondary">Coccyx aches into thighs. </text:p>
      <text:p text:style-name="Secondary"><text:span text:style-name="Emphasis">Numbn </text:span>prickling limbs. </text:p>
      <text:p text:style-name="Secondary">Arms nervous and shaky, (l) </text:p>
      <text:p text:style-name="Secondary">Paralytic pain in elbows. </text:p>
      <text:p text:style-name="Secondary">Rhagades on backs of hands. </text:p>
      <text:p text:style-name="Secondary">Palms, dry; hot, cracked and sore; washing causes burning. </text:p>
      <text:p text:style-name="Secondary"><text:soft-page-break/>Pains down back of thighs; &lt; stool. </text:p>
      <text:p text:style-name="Secondary">Sciatica. </text:p>
      <text:p text:style-name="Secondary">Legs feel dead, wooden; cramp in calves; gangrenous ulcer, runs bloody water; <text:span text:style-name="Emphasis">itching </text:span></text:p>
      <text:p text:style-name="Secondary"><text:span text:style-name="Strong_20_Emphasis">SKIN; </text:span>stiff <text:span text:style-name="Emphasis">thick; </text:span>dry; hot, <text:span text:style-name="Emphasis">itching </text:span>burning. &lt; warmth; painful to cold air. </text:p>
      <text:p text:style-name="Secondary">Fine VESICULAR, <text:span text:style-name="Emphasis">crusty eczematous, </text:span>moist or ERYSIPELATOUS ERUPTIONS, &lt; genitals; alternating with dysentery. </text:p>
      <text:p text:style-name="Secondary">Pus erodes the hair. </text:p>
      <text:p text:style-name="Secondary">Rhus poisoning. </text:p>
      <text:p text:style-name="Secondary">Milk-crust. </text:p>
      <text:p text:style-name="Secondary">Baker's itch. </text:p>
      <text:p text:style-name="Secondary">Vesicles over abscess. </text:p>
      <text:p text:style-name="Secondary">Weeping ulcers. </text:p>
      <text:p text:style-name="Secondary"><text:span text:style-name="Emphasis">Dreams, laborious; </text:span>of blood; awakes tired or nervous. </text:p>
      <text:p text:style-name="Secondary">Weak, rapid, sharp, tremulous or irregular pulse. </text:p>
      <text:p text:style-name="Secondary">Easily chilled; &lt; least uncovering; with pains in limbs; &lt; cough, etc. </text:p>
      <text:p text:style-name="Secondary">Chill as if dashed with cold water or cold water in veins; preceded by cough; alternating with heat; in single parts. </text:p>
      <text:p text:style-name="Secondary">Heat with busy delirium. </text:p>
      <text:p text:style-name="Secondary">Sweat, &lt; during pain; with sleepiness. </text:p>
      <text:p text:style-name="SK-MM-Remedy-Reference"/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5" meta:paragraph-count="659" meta:word-count="2073" meta:character-count="13544"/>
    <dc:date>2012-09-06T00:37:21.42</dc:date>
    <meta:editing-duration>PT3M24S</meta:editing-duration>
    <meta:editing-cycles>1</meta:editing-cycles>
  </office:meta>
</office:document-meta>
</file>